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60000009DE4AAE07007E4D0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Arrus BT" svg:font-family="'Arrus B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fff8dc" draw:textarea-horizontal-align="justify" draw:textarea-vertical-align="middle" draw:auto-grow-height="false" fo:min-height="1.22cm" fo:min-width="6.97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666666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e0eeee" draw:textarea-horizontal-align="justify" draw:textarea-vertical-align="middle" draw:auto-grow-height="false" fo:min-height="0.956cm" fo:min-width="1.221cm" fo:padding-top="0.14cm" fo:padding-bottom="0.14cm" fo:padding-left="0.265cm" fo:padding-right="0.26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889cm" fo:min-width="2.63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8dc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e0eeee"/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color="#cccccc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fo:color="#cccccc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7.5cm" svg:height="1.5cm" svg:x="28.854cm" svg:y="10.609cm">
          <text:p text:style-name="P1"><text:span text:style-name="T1">Clientseitige Webservice-Klass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5.2cm" svg:y1="11.359cm" svg:x2="28.8cm" svg:y2="11.359cm">
          <text:p/>
        </draw:line>
        <draw:line draw:style-name="gr2" draw:text-style-name="P1" draw:layer="layout" svg:x1="15.6cm" svg:y1="11.359cm" svg:x2="19.2cm" svg:y2="11.359cm">
          <text:p/>
        </draw:line>
        <draw:custom-shape draw:style-name="gr3" draw:text-style-name="P3" draw:layer="layout" svg:width="1.75cm" svg:height="1.4cm" svg:x="13.754cm" svg:y="10.659cm">
          <text:p text:style-name="P1"><text:span text:style-name="T1">WSDL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4" draw:text-style-name="P1" draw:layer="layout" svg:width="5.768cm" svg:height="3.681cm" svg:x="19.307cm" svg:y="9.519cm">
            <draw:image xlink:href="Pictures/10000201000000F60000009DE4AAE07007E4D043.png" xlink:type="simple" xlink:show="embed" xlink:actuate="onLoad">
              <text:p/>
            </draw:image>
          </draw:frame>
          <draw:frame draw:style-name="gr5" draw:text-style-name="P5" draw:layer="layout" svg:width="5.2cm" svg:height="2.139cm" svg:x="19.4cm" svg:y="10.728cm">
            <draw:text-box>
              <text:p text:style-name="P4"><text:span text:style-name="T2">wsimport</text:span>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Arrus BT" svg:font-family="'Arrus B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5T23:40:05.952524679</meta:creation-date>
    <dc:date>2018-03-06T00:32:38.176792992</dc:date>
    <dc:creator>Dennis Schulmeister-Zimolong</dc:creator>
    <meta:editing-duration>PT31M16S</meta:editing-duration>
    <meta:editing-cycles>6</meta:editing-cycles>
    <meta:generator>LibreOffice/6.0.2.1.0$Linux_X86_64 LibreOffice_project/00m0$Build-1</meta:generator>
    <meta:document-statistic meta:object-count="30"/>
  </office:meta>
</office:document-meta>
</file>